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5.4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6.006cm" fo:min-width="1.91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5.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6.006cm" fo:min-width="1.94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6.354cm" fo:min-width="20.3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5.1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3.354cm" fo:min-width="20.328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cccccc" draw:fill-color="#dddddd" draw:textarea-horizontal-align="justify" draw:textarea-vertical-align="middle" draw:auto-grow-height="false" fo:min-height="0.131cm" fo:min-width="1.64cm"/>
    </style:style>
    <style:style style:name="gr29" style:family="graphic" style:parent-style-name="standard">
      <style:graphic-properties svg:stroke-color="#cccccc" draw:fill-color="#dddddd" draw:textarea-horizontal-align="justify" draw:textarea-vertical-align="middle" draw:auto-grow-height="false" fo:min-height="0.131cm" fo:min-width="5.85cm"/>
    </style:style>
    <style:style style:name="gr30" style:family="graphic" style:parent-style-name="standard">
      <style:graphic-properties svg:stroke-color="#cccccc" draw:fill-color="#dddddd" draw:textarea-horizontal-align="justify" draw:textarea-vertical-align="middle" draw:auto-grow-height="false" fo:min-height="0.131cm" fo:min-width="3.4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91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3.354cm" fo:min-width="20.3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ffffff" fo:background-color="transparen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8pt" fo:background-color="transparent"/>
    </style:style>
    <style:style style:name="P7" style:family="paragraph">
      <loext:graphic-properties draw:fill-color="#dddddd"/>
      <style:paragraph-properties fo:text-align="center"/>
    </style:style>
    <style:style style:name="T1" style:family="text">
      <style:text-properties fo:color="#ffffff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8pt" fo:background-color="transparent"/>
    </style:style>
    <style:style style:name="T4" style:family="text">
      <style:text-properties fo:color="#ed1c24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.143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6.256cm" svg:x="1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143cm" svg:x="1cm" svg:y="19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016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56cm" svg:height="0.962cm" svg:x="1.04cm" svg:y="1.054cm">
          <draw:text-box>
            <text:p><text:span text:style-name="T1">An</text:span><text:span text:style-name="T1">aly</text:span><text:span text:style-name="T1">ze</text:span><text:span text:style-name="T1">r </text:span><text:span text:style-name="T1">UI </text:span></text:p>
          </draw:text-box>
        </draw:frame>
        <draw:frame draw:style-name="gr5" draw:text-style-name="P4" draw:layer="layout" svg:width="2.551cm" svg:height="0.645cm" svg:x="12.449cm" svg:y="2.27cm">
          <draw:text-box>
            <text:p><text:span text:style-name="T2">[head</text:span><text:span text:style-name="T2">er: </text:span><text:span text:style-name="T2">nav]</text:span></text:p>
          </draw:text-box>
        </draw:frame>
        <draw:frame draw:style-name="gr6" draw:text-style-name="P4" draw:layer="layout" svg:width="1.903cm" svg:height="0.645cm" svg:x="1.254cm" svg:y="3.403cm">
          <draw:text-box>
            <text:p><text:span text:style-name="T2">[Side</text:span><text:span text:style-name="T2">bar]</text:span></text:p>
          </draw:text-box>
        </draw:frame>
        <draw:frame draw:style-name="gr7" draw:text-style-name="P4" draw:layer="layout" svg:width="1.713cm" svg:height="0.645cm" svg:x="12.557cm" svg:y="19.786cm">
          <draw:text-box>
            <text:p><text:span text:style-name="T2">[Foot</text:span><text:span text:style-name="T2">er]</text:span></text:p>
          </draw:text-box>
        </draw:frame>
        <draw:line draw:style-name="gr8" draw:text-style-name="P5" draw:layer="layout" svg:x1="3.413cm" svg:y1="3.159cm" svg:x2="3.413cm" svg:y2="1.889cm">
          <text:p/>
        </draw:line>
        <draw:line draw:style-name="gr8" draw:text-style-name="P5" draw:layer="layout" svg:x1="1cm" svg:y1="2.016cm" svg:x2="3.413cm" svg:y2="3.159cm">
          <text:p/>
        </draw:line>
        <draw:line draw:style-name="gr8" draw:text-style-name="P5" draw:layer="layout" svg:x1="1cm" svg:y1="3.159cm" svg:x2="3.413cm" svg:y2="2.016cm">
          <text:p/>
        </draw:line>
        <draw:custom-shape draw:style-name="gr9" draw:text-style-name="P1" draw:layer="layout" svg:width="2.445cm" svg:height="16.256cm" svg:x="24.495cm" svg:y="3.15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4.495cm" svg:y1="3.159cm" svg:x2="24.495cm" svg:y2="1.762cm">
          <text:p/>
        </draw:line>
        <draw:line draw:style-name="gr8" draw:text-style-name="P5" draw:layer="layout" svg:x1="24.495cm" svg:y1="2.016cm" svg:x2="26.908cm" svg:y2="3.159cm">
          <text:p/>
        </draw:line>
        <draw:line draw:style-name="gr8" draw:text-style-name="P5" draw:layer="layout" svg:x1="24.495cm" svg:y1="3.159cm" svg:x2="26.908cm" svg:y2="2.016cm">
          <text:p/>
        </draw:line>
        <draw:line draw:style-name="gr8" draw:text-style-name="P5" draw:layer="layout" svg:x1="24.495cm" svg:y1="3.159cm" svg:x2="26.94cm" svg:y2="19.415cm">
          <text:p/>
        </draw:line>
        <draw:line draw:style-name="gr8" draw:text-style-name="P5" draw:layer="layout" svg:x1="24.495cm" svg:y1="19.415cm" svg:x2="26.94cm" svg:y2="3.159cm">
          <text:p/>
        </draw:line>
        <draw:line draw:style-name="gr8" draw:text-style-name="P5" draw:layer="layout" svg:x1="3.413cm" svg:y1="19.415cm" svg:x2="3.413cm" svg:y2="20.59cm">
          <text:p/>
        </draw:line>
        <draw:line draw:style-name="gr8" draw:text-style-name="P5" draw:layer="layout" svg:x1="24.495cm" svg:y1="19.415cm" svg:x2="24.495cm" svg:y2="20.59cm">
          <text:p/>
        </draw:line>
        <draw:line draw:style-name="gr8" draw:text-style-name="P5" draw:layer="layout" svg:x1="24.503cm" svg:y1="19.419cm" svg:x2="26.916cm" svg:y2="20.562cm">
          <text:p/>
        </draw:line>
        <draw:line draw:style-name="gr8" draw:text-style-name="P5" draw:layer="layout" svg:x1="24.502cm" svg:y1="20.561cm" svg:x2="26.915cm" svg:y2="19.418cm">
          <text:p/>
        </draw:line>
        <draw:line draw:style-name="gr8" draw:text-style-name="P5" draw:layer="layout" svg:x1="1.002cm" svg:y1="19.418cm" svg:x2="3.415cm" svg:y2="20.561cm">
          <text:p/>
        </draw:line>
        <draw:line draw:style-name="gr8" draw:text-style-name="P5" draw:layer="layout" svg:x1="1.001cm" svg:y1="20.56cm" svg:x2="3.414cm" svg:y2="19.417cm">
          <text:p/>
        </draw:line>
        <draw:custom-shape draw:style-name="gr10" draw:text-style-name="P1" draw:layer="layout" svg:width="20.828cm" svg:height="6.604cm" svg:x="3.54cm" svg:y="3.2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828cm" svg:height="6.604cm" svg:x="3.54cm" svg:y="10.286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54cm" svg:y1="4.302cm" svg:x2="24.368cm" svg:y2="4.302cm">
          <text:p/>
        </draw:line>
        <draw:line draw:style-name="gr8" draw:text-style-name="P5" draw:layer="layout" svg:x1="3.54cm" svg:y1="11.302cm" svg:x2="24.368cm" svg:y2="11.302cm">
          <text:p/>
        </draw:line>
        <draw:frame draw:style-name="gr11" draw:text-style-name="P4" draw:layer="layout" svg:width="2.233cm" svg:height="0.645cm" svg:x="12.555cm" svg:y="3.404cm">
          <draw:text-box>
            <text:p><text:span text:style-name="T2">[grap</text:span><text:span text:style-name="T2">h </text:span><text:span text:style-name="T2">title]</text:span></text:p>
          </draw:text-box>
        </draw:frame>
        <draw:frame draw:style-name="gr12" draw:text-style-name="P4" draw:layer="layout" svg:width="2.094cm" svg:height="0.645cm" svg:x="12.655cm" svg:y="10.505cm">
          <draw:text-box>
            <text:p><text:span text:style-name="T2">[table </text:span><text:span text:style-name="T2">title]</text:span></text:p>
          </draw:text-box>
        </draw:frame>
        <draw:frame draw:style-name="gr13" draw:text-style-name="P4" draw:layer="layout" svg:width="2.843cm" svg:height="0.645cm" svg:x="12.256cm" svg:y="6.405cm">
          <draw:text-box>
            <text:p><text:span text:style-name="T2">[grap</text:span><text:span text:style-name="T2">h </text:span><text:span text:style-name="T2">conte</text:span><text:span text:style-name="T2">nt]</text:span></text:p>
          </draw:text-box>
        </draw:frame>
        <draw:frame draw:style-name="gr14" draw:text-style-name="P4" draw:layer="layout" svg:width="2.703cm" svg:height="0.645cm" svg:x="12.357cm" svg:y="13.406cm">
          <draw:text-box>
            <text:p><text:span text:style-name="T2">[table </text:span><text:span text:style-name="T2">conte</text:span><text:span text:style-name="T2">nt]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4cm" svg:height="1.143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6.256cm" svg:x="1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143cm" svg:x="1cm" svg:y="19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016cm" svg:x="1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175cm" svg:height="0.962cm" svg:x="1.04cm" svg:y="1.054cm">
          <draw:text-box>
            <text:p><text:span text:style-name="T3">An</text:span><text:span text:style-name="T3">aly</text:span><text:span text:style-name="T3">ze</text:span><text:span text:style-name="T3">r </text:span><text:span text:style-name="T3">UI </text:span><text:span text:style-name="T3">(D</text:span><text:span text:style-name="T3">et</text:span><text:span text:style-name="T3">ail) </text:span></text:p>
          </draw:text-box>
        </draw:frame>
        <draw:frame draw:style-name="gr16" draw:text-style-name="P4" draw:layer="layout" svg:width="1.357cm" svg:height="0.645cm" svg:x="4.067cm" svg:y="2.287cm">
          <draw:text-box>
            <text:p><text:span text:style-name="T2">[logo]</text:span></text:p>
          </draw:text-box>
        </draw:frame>
        <draw:frame draw:style-name="gr17" draw:text-style-name="P4" draw:layer="layout" svg:width="1.683cm" svg:height="0.645cm" svg:x="1.254cm" svg:y="3.403cm">
          <draw:text-box>
            <text:p><text:span text:style-name="T2">&gt; </text:span><text:span text:style-name="T2">query</text:span></text:p>
          </draw:text-box>
        </draw:frame>
        <draw:line draw:style-name="gr8" draw:text-style-name="P5" draw:layer="layout" svg:x1="3.413cm" svg:y1="1.762cm" svg:x2="3.413cm" svg:y2="3.159cm">
          <text:p/>
        </draw:line>
        <draw:line draw:style-name="gr8" draw:text-style-name="P5" draw:layer="layout" svg:x1="1cm" svg:y1="3.159cm" svg:x2="3.413cm" svg:y2="2.016cm">
          <text:p/>
        </draw:line>
        <draw:line draw:style-name="gr8" draw:text-style-name="P5" draw:layer="layout" svg:x1="1cm" svg:y1="2.016cm" svg:x2="3.413cm" svg:y2="3.159cm">
          <text:p/>
        </draw:line>
        <draw:line draw:style-name="gr8" draw:text-style-name="P5" draw:layer="layout" svg:x1="6.08cm" svg:y1="1.889cm" svg:x2="6.08cm" svg:y2="3.159cm">
          <text:p/>
        </draw:line>
        <draw:custom-shape draw:style-name="gr9" draw:text-style-name="P1" draw:layer="layout" svg:width="2.445cm" svg:height="16.256cm" svg:x="24.495cm" svg:y="3.15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cm" svg:y1="4.302cm" svg:x2="3.413cm" svg:y2="4.302cm">
          <text:p/>
        </draw:line>
        <draw:frame draw:style-name="gr18" draw:text-style-name="P4" draw:layer="layout" svg:width="1.81cm" svg:height="1.039cm" svg:x="1.254cm" svg:y="4.533cm">
          <draw:text-box>
            <text:p><text:span text:style-name="T2">&gt; </text:span><text:span text:style-name="T2">graph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3.413cm" svg:y1="5.699cm" svg:x2="1cm" svg:y2="5.699cm">
          <text:p/>
        </draw:line>
        <draw:frame draw:style-name="gr18" draw:text-style-name="P4" draw:layer="layout" svg:width="1.81cm" svg:height="1.039cm" svg:x="1.252cm" svg:y="6.011cm">
          <draw:text-box>
            <text:p><text:span text:style-name="T2">&gt; </text:span><text:span text:style-name="T2">table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1cm" svg:y1="7.096cm" svg:x2="3.413cm" svg:y2="7.096cm">
          <text:p/>
        </draw:line>
        <draw:line draw:style-name="gr8" draw:text-style-name="P5" draw:layer="layout" svg:x1="24.495cm" svg:y1="3.159cm" svg:x2="24.495cm" svg:y2="1.889cm">
          <text:p/>
        </draw:line>
        <draw:line draw:style-name="gr8" draw:text-style-name="P5" draw:layer="layout" svg:x1="24.527cm" svg:y1="2.016cm" svg:x2="26.94cm" svg:y2="3.159cm">
          <text:p/>
        </draw:line>
        <draw:line draw:style-name="gr8" draw:text-style-name="P5" draw:layer="layout" svg:x1="24.495cm" svg:y1="3.159cm" svg:x2="26.908cm" svg:y2="2.016cm">
          <text:p/>
        </draw:line>
        <draw:line draw:style-name="gr8" draw:text-style-name="P5" draw:layer="layout" svg:x1="20.558cm" svg:y1="2.016cm" svg:x2="20.558cm" svg:y2="3.159cm">
          <text:p/>
        </draw:line>
        <draw:frame draw:style-name="gr19" draw:text-style-name="P4" draw:layer="layout" svg:width="4.028cm" svg:height="0.645cm" svg:x="20.585cm" svg:y="2.297cm">
          <draw:text-box>
            <text:p><text:span text:style-name="T2">[Acc</text:span><text:span text:style-name="T2">ount </text:span><text:span text:style-name="T2">optio</text:span><text:span text:style-name="T2">ns/lo</text:span><text:span text:style-name="T2">gin]</text:span></text:p>
          </draw:text-box>
        </draw:frame>
        <draw:line draw:style-name="gr8" draw:text-style-name="P5" draw:layer="layout" svg:x1="24.496cm" svg:y1="19.415cm" svg:x2="26.941cm" svg:y2="3.159cm">
          <text:p/>
        </draw:line>
        <draw:line draw:style-name="gr8" draw:text-style-name="P5" draw:layer="layout" svg:x1="24.496cm" svg:y1="3.159cm" svg:x2="26.941cm" svg:y2="19.415cm">
          <text:p/>
        </draw:line>
        <draw:line draw:style-name="gr8" draw:text-style-name="P5" draw:layer="layout" svg:x1="24.495cm" svg:y1="19.416cm" svg:x2="24.495cm" svg:y2="20.591cm">
          <text:p/>
        </draw:line>
        <draw:line draw:style-name="gr8" draw:text-style-name="P5" draw:layer="layout" svg:x1="3.413cm" svg:y1="19.416cm" svg:x2="3.413cm" svg:y2="20.591cm">
          <text:p/>
        </draw:line>
        <draw:line draw:style-name="gr8" draw:text-style-name="P5" draw:layer="layout" svg:x1="1.001cm" svg:y1="19.417cm" svg:x2="3.414cm" svg:y2="20.56cm">
          <text:p/>
        </draw:line>
        <draw:line draw:style-name="gr8" draw:text-style-name="P5" draw:layer="layout" svg:x1="1cm" svg:y1="20.559cm" svg:x2="3.413cm" svg:y2="19.416cm">
          <text:p/>
        </draw:line>
        <draw:line draw:style-name="gr8" draw:text-style-name="P5" draw:layer="layout" svg:x1="24.501cm" svg:y1="20.56cm" svg:x2="26.914cm" svg:y2="19.417cm">
          <text:p/>
        </draw:line>
        <draw:line draw:style-name="gr8" draw:text-style-name="P5" draw:layer="layout" svg:x1="24.502cm" svg:y1="19.418cm" svg:x2="26.915cm" svg:y2="20.561cm">
          <text:p/>
        </draw:line>
        <draw:custom-shape draw:style-name="gr20" draw:text-style-name="P1" draw:layer="layout" svg:width="5.615cm" svg:height="1.143cm" svg:x="6.053cm" svg:y="2.01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.755cm" svg:height="0.645cm" svg:x="7.968cm" svg:y="2.288cm">
          <draw:text-box>
            <text:p><text:span text:style-name="T2">[sear</text:span><text:span text:style-name="T2">ch]</text:span></text:p>
          </draw:text-box>
        </draw:frame>
        <draw:custom-shape draw:style-name="gr10" draw:text-style-name="P1" draw:layer="layout" svg:width="20.828cm" svg:height="6.604cm" svg:x="3.54cm" svg:y="3.2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828cm" svg:height="6.604cm" svg:x="3.54cm" svg:y="10.286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54cm" svg:y1="4.302cm" svg:x2="24.368cm" svg:y2="4.302cm">
          <text:p/>
        </draw:line>
        <draw:line draw:style-name="gr8" draw:text-style-name="P5" draw:layer="layout" svg:x1="3.54cm" svg:y1="11.302cm" svg:x2="24.368cm" svg:y2="11.302cm">
          <text:p/>
        </draw:line>
        <draw:frame draw:style-name="gr22" draw:text-style-name="P4" draw:layer="layout" svg:width="1.573cm" svg:height="0.645cm" svg:x="15.67cm" svg:y="2.29cm">
          <draw:text-box>
            <text:p><text:span text:style-name="T2">[hom</text:span><text:span text:style-name="T2">e]</text:span></text:p>
          </draw:text-box>
        </draw:frame>
        <draw:frame draw:style-name="gr23" draw:text-style-name="P4" draw:layer="layout" svg:width="2.026cm" svg:height="0.645cm" svg:x="16.869cm" svg:y="2.291cm">
          <draw:text-box>
            <text:p><text:span text:style-name="T2">[anal</text:span><text:span text:style-name="T2">yzer]</text:span></text:p>
          </draw:text-box>
        </draw:frame>
        <draw:frame draw:style-name="gr24" draw:text-style-name="P4" draw:layer="layout" svg:width="1.844cm" svg:height="0.645cm" svg:x="18.571cm" svg:y="2.293cm">
          <draw:text-box>
            <text:p><text:span text:style-name="T2">[man</text:span><text:span text:style-name="T2">ual]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5.94cm" svg:height="1.143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6.256cm" svg:x="1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143cm" svg:x="1cm" svg:y="19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016cm" svg:x="1cm" svg:y="1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1.005cm" svg:height="0.962cm" svg:x="1.04cm" svg:y="1.054cm">
          <draw:text-box>
            <text:p><text:span text:style-name="T3">An</text:span><text:span text:style-name="T3">aly</text:span><text:span text:style-name="T3">ze</text:span><text:span text:style-name="T3">r </text:span><text:span text:style-name="T3">UI </text:span><text:span text:style-name="T3">(Q</text:span><text:span text:style-name="T3">ue</text:span><text:span text:style-name="T3">ry </text:span><text:span text:style-name="T3">Fo</text:span><text:span text:style-name="T3">rm </text:span><text:span text:style-name="T3">Dr</text:span><text:span text:style-name="T3">op</text:span><text:span text:style-name="T3">do</text:span><text:span text:style-name="T3">wn</text:span><text:span text:style-name="T3">) </text:span></text:p>
          </draw:text-box>
        </draw:frame>
        <draw:frame draw:style-name="gr16" draw:text-style-name="P4" draw:layer="layout" svg:width="1.357cm" svg:height="0.645cm" svg:x="4.067cm" svg:y="2.287cm">
          <draw:text-box>
            <text:p><text:span text:style-name="T2">[logo]</text:span></text:p>
          </draw:text-box>
        </draw:frame>
        <draw:frame draw:style-name="gr17" draw:text-style-name="P4" draw:layer="layout" svg:width="1.683cm" svg:height="0.645cm" svg:x="1.254cm" svg:y="3.403cm">
          <draw:text-box>
            <text:p><text:span text:style-name="T2">x </text:span><text:span text:style-name="T2">query</text:span></text:p>
          </draw:text-box>
        </draw:frame>
        <draw:line draw:style-name="gr8" draw:text-style-name="P5" draw:layer="layout" svg:x1="3.413cm" svg:y1="1.762cm" svg:x2="3.413cm" svg:y2="3.159cm">
          <text:p/>
        </draw:line>
        <draw:line draw:style-name="gr8" draw:text-style-name="P5" draw:layer="layout" svg:x1="1cm" svg:y1="3.159cm" svg:x2="3.413cm" svg:y2="2.016cm">
          <text:p/>
        </draw:line>
        <draw:line draw:style-name="gr8" draw:text-style-name="P5" draw:layer="layout" svg:x1="1cm" svg:y1="2.016cm" svg:x2="3.413cm" svg:y2="3.159cm">
          <text:p/>
        </draw:line>
        <draw:line draw:style-name="gr8" draw:text-style-name="P5" draw:layer="layout" svg:x1="6.08cm" svg:y1="1.889cm" svg:x2="6.08cm" svg:y2="3.159cm">
          <text:p/>
        </draw:line>
        <draw:custom-shape draw:style-name="gr9" draw:text-style-name="P1" draw:layer="layout" svg:width="2.445cm" svg:height="16.256cm" svg:x="24.495cm" svg:y="3.15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cm" svg:y1="4.302cm" svg:x2="3.413cm" svg:y2="4.302cm">
          <text:p/>
        </draw:line>
        <draw:frame draw:style-name="gr18" draw:text-style-name="P4" draw:layer="layout" svg:width="1.81cm" svg:height="1.039cm" svg:x="1.254cm" svg:y="4.533cm">
          <draw:text-box>
            <text:p><text:span text:style-name="T2">&gt; </text:span><text:span text:style-name="T2">graph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3.413cm" svg:y1="5.699cm" svg:x2="1cm" svg:y2="5.699cm">
          <text:p/>
        </draw:line>
        <draw:frame draw:style-name="gr18" draw:text-style-name="P4" draw:layer="layout" svg:width="1.81cm" svg:height="1.039cm" svg:x="1.252cm" svg:y="6.011cm">
          <draw:text-box>
            <text:p><text:span text:style-name="T2">&gt; </text:span><text:span text:style-name="T2">table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1cm" svg:y1="7.096cm" svg:x2="3.413cm" svg:y2="7.096cm">
          <text:p/>
        </draw:line>
        <draw:line draw:style-name="gr8" draw:text-style-name="P5" draw:layer="layout" svg:x1="24.495cm" svg:y1="3.159cm" svg:x2="24.495cm" svg:y2="1.889cm">
          <text:p/>
        </draw:line>
        <draw:line draw:style-name="gr8" draw:text-style-name="P5" draw:layer="layout" svg:x1="24.527cm" svg:y1="2.016cm" svg:x2="26.94cm" svg:y2="3.159cm">
          <text:p/>
        </draw:line>
        <draw:line draw:style-name="gr8" draw:text-style-name="P5" draw:layer="layout" svg:x1="24.495cm" svg:y1="3.159cm" svg:x2="26.908cm" svg:y2="2.016cm">
          <text:p/>
        </draw:line>
        <draw:line draw:style-name="gr8" draw:text-style-name="P5" draw:layer="layout" svg:x1="20.558cm" svg:y1="2.016cm" svg:x2="20.558cm" svg:y2="3.159cm">
          <text:p/>
        </draw:line>
        <draw:frame draw:style-name="gr19" draw:text-style-name="P4" draw:layer="layout" svg:width="4.028cm" svg:height="0.645cm" svg:x="20.585cm" svg:y="2.297cm">
          <draw:text-box>
            <text:p><text:span text:style-name="T2">[Acc</text:span><text:span text:style-name="T2">ount </text:span><text:span text:style-name="T2">optio</text:span><text:span text:style-name="T2">ns/lo</text:span><text:span text:style-name="T2">gin]</text:span></text:p>
          </draw:text-box>
        </draw:frame>
        <draw:line draw:style-name="gr8" draw:text-style-name="P5" draw:layer="layout" svg:x1="24.496cm" svg:y1="19.415cm" svg:x2="26.941cm" svg:y2="3.159cm">
          <text:p/>
        </draw:line>
        <draw:line draw:style-name="gr8" draw:text-style-name="P5" draw:layer="layout" svg:x1="24.496cm" svg:y1="3.159cm" svg:x2="26.941cm" svg:y2="19.415cm">
          <text:p/>
        </draw:line>
        <draw:line draw:style-name="gr8" draw:text-style-name="P5" draw:layer="layout" svg:x1="24.495cm" svg:y1="19.416cm" svg:x2="24.495cm" svg:y2="20.591cm">
          <text:p/>
        </draw:line>
        <draw:line draw:style-name="gr8" draw:text-style-name="P5" draw:layer="layout" svg:x1="3.413cm" svg:y1="19.416cm" svg:x2="3.413cm" svg:y2="20.591cm">
          <text:p/>
        </draw:line>
        <draw:line draw:style-name="gr8" draw:text-style-name="P5" draw:layer="layout" svg:x1="1.001cm" svg:y1="19.417cm" svg:x2="3.414cm" svg:y2="20.56cm">
          <text:p/>
        </draw:line>
        <draw:line draw:style-name="gr8" draw:text-style-name="P5" draw:layer="layout" svg:x1="1cm" svg:y1="20.559cm" svg:x2="3.413cm" svg:y2="19.416cm">
          <text:p/>
        </draw:line>
        <draw:line draw:style-name="gr8" draw:text-style-name="P5" draw:layer="layout" svg:x1="24.501cm" svg:y1="20.56cm" svg:x2="26.914cm" svg:y2="19.417cm">
          <text:p/>
        </draw:line>
        <draw:line draw:style-name="gr8" draw:text-style-name="P5" draw:layer="layout" svg:x1="24.502cm" svg:y1="19.418cm" svg:x2="26.915cm" svg:y2="20.561cm">
          <text:p/>
        </draw:line>
        <draw:custom-shape draw:style-name="gr20" draw:text-style-name="P1" draw:layer="layout" svg:width="5.615cm" svg:height="1.143cm" svg:x="6.053cm" svg:y="2.01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.755cm" svg:height="0.645cm" svg:x="7.968cm" svg:y="2.288cm">
          <draw:text-box>
            <text:p><text:span text:style-name="T2">[sear</text:span><text:span text:style-name="T2">ch]</text:span></text:p>
          </draw:text-box>
        </draw:frame>
        <draw:custom-shape draw:style-name="gr26" draw:text-style-name="P1" draw:layer="layout" svg:width="20.828cm" svg:height="13.604cm" svg:x="3.667cm" svg:y="3.38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.573cm" svg:height="0.645cm" svg:x="15.671cm" svg:y="2.29cm">
          <draw:text-box>
            <text:p><text:span text:style-name="T2">[hom</text:span><text:span text:style-name="T2">e]</text:span></text:p>
          </draw:text-box>
        </draw:frame>
        <draw:frame draw:style-name="gr23" draw:text-style-name="P4" draw:layer="layout" svg:width="2.026cm" svg:height="0.645cm" svg:x="16.87cm" svg:y="2.291cm">
          <draw:text-box>
            <text:p><text:span text:style-name="T2">[anal</text:span><text:span text:style-name="T2">yzer]</text:span></text:p>
          </draw:text-box>
        </draw:frame>
        <draw:frame draw:style-name="gr24" draw:text-style-name="P4" draw:layer="layout" svg:width="1.844cm" svg:height="0.645cm" svg:x="18.572cm" svg:y="2.293cm">
          <draw:text-box>
            <text:p><text:span text:style-name="T2">[man</text:span><text:span text:style-name="T2">ual]</text:span></text:p>
          </draw:text-box>
        </draw:frame>
        <draw:frame draw:style-name="gr21" draw:text-style-name="P4" draw:layer="layout" svg:width="2.411cm" svg:height="0.645cm" svg:x="3.969cm" svg:y="3.489cm">
          <draw:text-box>
            <text:p><text:span text:style-name="T2">Data </text:span><text:span text:style-name="T2">Point </text:span><text:span text:style-name="T2">k</text:span></text:p>
          </draw:text-box>
        </draw:frame>
        <draw:line draw:style-name="gr27" draw:text-style-name="P5" draw:layer="layout" svg:x1="4.202cm" svg:y1="4.175cm" svg:x2="12.049cm" svg:y2="4.175cm">
          <text:p/>
        </draw:line>
        <draw:frame draw:style-name="gr21" draw:text-style-name="P4" draw:layer="layout" svg:width="1.755cm" svg:height="3.009cm" svg:x="3.97cm" svg:y="4.59cm">
          <draw:text-box>
            <text:p><text:span text:style-name="T2">Targe</text:span><text:span text:style-name="T2">t:</text:span></text:p>
            <text:p><text:span text:style-name="T2"/></text:p>
            <text:p><text:span text:style-name="T2">Item:</text:span></text:p>
            <text:p><text:span text:style-name="T2"/></text:p>
            <text:p><text:span text:style-name="T2">Filter</text:span><text:span text:style-name="T2">:</text:span></text:p>
            <text:p><text:span text:style-name="T2"/></text:p>
            <text:p><text:span text:style-name="T2">Value</text:span><text:span text:style-name="T2">:</text:span></text:p>
          </draw:text-box>
        </draw:frame>
        <draw:custom-shape draw:style-name="gr28" draw:text-style-name="P7" draw:layer="layout" svg:width="2.14cm" svg:height="0.381cm" svg:x="5.718cm" svg:y="4.6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6.35cm" svg:height="0.381cm" svg:x="5.718cm" svg:y="5.4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3.956cm" svg:height="0.381cm" svg:x="8.112cm" svg:y="4.6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6.35cm" svg:height="0.381cm" svg:x="5.718cm" svg:y="7.02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14cm" svg:height="0.381cm" svg:x="5.718cm" svg:y="6.229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0.518cm" svg:height="0.645cm" svg:x="13.468cm" svg:y="4.488cm">
          <draw:text-box>
            <text:p><text:span text:style-name="T4">&lt; </text:span><text:span text:style-name="T4">Drop</text:span><text:span text:style-name="T4">down </text:span><text:span text:style-name="T4">| </text:span><text:span text:style-name="T4">Text: </text:span><text:span text:style-name="T4">[Title/</text:span><text:span text:style-name="T4">Genr</text:span><text:span text:style-name="T4">e/Pu</text:span><text:span text:style-name="T4">blish</text:span><text:span text:style-name="T4">er/De</text:span><text:span text:style-name="T4">velop</text:span><text:span text:style-name="T4">er] | </text:span><text:span text:style-name="T4">[Nam</text:span><text:span text:style-name="T4">e] &gt;</text:span><text:span text:style-name="T2"> </text:span></text:p>
          </draw:text-box>
        </draw:frame>
        <draw:frame draw:style-name="gr16" draw:text-style-name="P4" draw:layer="layout" svg:width="8.858cm" svg:height="0.645cm" svg:x="13.469cm" svg:y="5.289cm">
          <draw:text-box>
            <text:p><text:span text:style-name="T4">&lt; </text:span><text:span text:style-name="T4">Text: </text:span><text:span text:style-name="T4">[Sear</text:span><text:span text:style-name="T4">ch </text:span><text:span text:style-name="T4">Term</text:span><text:span text:style-name="T4">] </text:span><text:span text:style-name="T4">(e.g. </text:span><text:span text:style-name="T4">“price</text:span><text:span text:style-name="T4">”, “# </text:span><text:span text:style-name="T4">playe</text:span><text:span text:style-name="T4">rs”, </text:span><text:span text:style-name="T4">etc.) </text:span><text:span text:style-name="T4">&gt;</text:span><text:span text:style-name="T2"> </text:span></text:p>
          </draw:text-box>
        </draw:frame>
        <draw:frame draw:style-name="gr16" draw:text-style-name="P4" draw:layer="layout" svg:width="8.215cm" svg:height="0.645cm" svg:x="13.469cm" svg:y="6.09cm">
          <draw:text-box>
            <text:p><text:span text:style-name="T4">&lt; </text:span><text:span text:style-name="T4">Drop</text:span><text:span text:style-name="T4">down</text:span><text:span text:style-name="T4">: </text:span><text:span text:style-name="T4">[Sear</text:span><text:span text:style-name="T4">ch </text:span><text:span text:style-name="T4">Filter</text:span><text:span text:style-name="T4">] </text:span><text:span text:style-name="T4">(e.g., </text:span><text:span text:style-name="T4">“&gt;=”, </text:span><text:span text:style-name="T4">“&gt;”, </text:span><text:span text:style-name="T4">etc. </text:span><text:span text:style-name="T4">&gt;</text:span><text:span text:style-name="T2"> </text:span></text:p>
          </draw:text-box>
        </draw:frame>
        <draw:frame draw:style-name="gr16" draw:text-style-name="P4" draw:layer="layout" svg:width="6.818cm" svg:height="0.645cm" svg:x="13.469cm" svg:y="6.891cm">
          <draw:text-box>
            <text:p><text:span text:style-name="T4">&lt; </text:span><text:span text:style-name="T4">Text: </text:span><text:span text:style-name="T4">[Filte</text:span><text:span text:style-name="T4">r </text:span><text:span text:style-name="T4">value</text:span><text:span text:style-name="T4">] </text:span><text:span text:style-name="T4">(e.g., </text:span><text:span text:style-name="T4">“64.0</text:span><text:span text:style-name="T4">0”, </text:span><text:span text:style-name="T4">etc. </text:span><text:span text:style-name="T4">&gt;</text:span><text:span text:style-name="T2"> 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5.94cm" svg:height="1.143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6.256cm" svg:x="1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143cm" svg:x="1cm" svg:y="19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016cm" svg:x="1cm" svg:y="1cm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3.291cm" svg:height="0.962cm" svg:x="1.04cm" svg:y="1.054cm">
          <draw:text-box>
            <text:p><text:span text:style-name="T3">An</text:span><text:span text:style-name="T3">aly</text:span><text:span text:style-name="T3">ze</text:span><text:span text:style-name="T3">r </text:span><text:span text:style-name="T3">UI </text:span><text:span text:style-name="T3">(G</text:span><text:span text:style-name="T3">ra</text:span><text:span text:style-name="T3">ph </text:span><text:span text:style-name="T3">Re</text:span><text:span text:style-name="T3">nd</text:span><text:span text:style-name="T3">er </text:span><text:span text:style-name="T3">Fo</text:span><text:span text:style-name="T3">rm </text:span><text:span text:style-name="T3">Dr</text:span><text:span text:style-name="T3">op</text:span><text:span text:style-name="T3">do</text:span><text:span text:style-name="T3">wn</text:span><text:span text:style-name="T3">) </text:span></text:p>
          </draw:text-box>
        </draw:frame>
        <draw:frame draw:style-name="gr16" draw:text-style-name="P4" draw:layer="layout" svg:width="1.357cm" svg:height="0.645cm" svg:x="4.067cm" svg:y="2.287cm">
          <draw:text-box>
            <text:p><text:span text:style-name="T2">[logo]</text:span></text:p>
          </draw:text-box>
        </draw:frame>
        <draw:frame draw:style-name="gr17" draw:text-style-name="P4" draw:layer="layout" svg:width="1.683cm" svg:height="0.645cm" svg:x="1.254cm" svg:y="3.403cm">
          <draw:text-box>
            <text:p><text:span text:style-name="T2">&gt; </text:span><text:span text:style-name="T2">query</text:span></text:p>
          </draw:text-box>
        </draw:frame>
        <draw:line draw:style-name="gr8" draw:text-style-name="P5" draw:layer="layout" svg:x1="3.413cm" svg:y1="1.762cm" svg:x2="3.413cm" svg:y2="3.159cm">
          <text:p/>
        </draw:line>
        <draw:line draw:style-name="gr8" draw:text-style-name="P5" draw:layer="layout" svg:x1="1cm" svg:y1="3.159cm" svg:x2="3.413cm" svg:y2="2.016cm">
          <text:p/>
        </draw:line>
        <draw:line draw:style-name="gr8" draw:text-style-name="P5" draw:layer="layout" svg:x1="1cm" svg:y1="2.016cm" svg:x2="3.413cm" svg:y2="3.159cm">
          <text:p/>
        </draw:line>
        <draw:line draw:style-name="gr8" draw:text-style-name="P5" draw:layer="layout" svg:x1="6.08cm" svg:y1="1.889cm" svg:x2="6.08cm" svg:y2="3.159cm">
          <text:p/>
        </draw:line>
        <draw:custom-shape draw:style-name="gr9" draw:text-style-name="P1" draw:layer="layout" svg:width="2.445cm" svg:height="16.256cm" svg:x="24.495cm" svg:y="3.15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cm" svg:y1="4.302cm" svg:x2="3.413cm" svg:y2="4.302cm">
          <text:p/>
        </draw:line>
        <draw:frame draw:style-name="gr18" draw:text-style-name="P4" draw:layer="layout" svg:width="1.81cm" svg:height="1.039cm" svg:x="1.254cm" svg:y="4.533cm">
          <draw:text-box>
            <text:p><text:span text:style-name="T2">x </text:span><text:span text:style-name="T2">graph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3.413cm" svg:y1="5.699cm" svg:x2="1cm" svg:y2="5.699cm">
          <text:p/>
        </draw:line>
        <draw:frame draw:style-name="gr18" draw:text-style-name="P4" draw:layer="layout" svg:width="1.81cm" svg:height="1.039cm" svg:x="1.252cm" svg:y="6.011cm">
          <draw:text-box>
            <text:p><text:span text:style-name="T2">&gt; </text:span><text:span text:style-name="T2">table</text:span></text:p>
            <text:p><text:span text:style-name="T2"><text:s text:c="3"/></text:span><text:span text:style-name="T2">rende</text:span><text:span text:style-name="T2">r</text:span></text:p>
          </draw:text-box>
        </draw:frame>
        <draw:line draw:style-name="gr8" draw:text-style-name="P5" draw:layer="layout" svg:x1="1cm" svg:y1="7.096cm" svg:x2="3.413cm" svg:y2="7.096cm">
          <text:p/>
        </draw:line>
        <draw:line draw:style-name="gr8" draw:text-style-name="P5" draw:layer="layout" svg:x1="24.495cm" svg:y1="3.159cm" svg:x2="24.495cm" svg:y2="1.889cm">
          <text:p/>
        </draw:line>
        <draw:line draw:style-name="gr8" draw:text-style-name="P5" draw:layer="layout" svg:x1="24.527cm" svg:y1="2.016cm" svg:x2="26.94cm" svg:y2="3.159cm">
          <text:p/>
        </draw:line>
        <draw:line draw:style-name="gr8" draw:text-style-name="P5" draw:layer="layout" svg:x1="24.495cm" svg:y1="3.159cm" svg:x2="26.908cm" svg:y2="2.016cm">
          <text:p/>
        </draw:line>
        <draw:line draw:style-name="gr8" draw:text-style-name="P5" draw:layer="layout" svg:x1="20.558cm" svg:y1="2.016cm" svg:x2="20.558cm" svg:y2="3.159cm">
          <text:p/>
        </draw:line>
        <draw:frame draw:style-name="gr19" draw:text-style-name="P4" draw:layer="layout" svg:width="4.028cm" svg:height="0.645cm" svg:x="20.585cm" svg:y="2.297cm">
          <draw:text-box>
            <text:p><text:span text:style-name="T2">[Acc</text:span><text:span text:style-name="T2">ount </text:span><text:span text:style-name="T2">optio</text:span><text:span text:style-name="T2">ns/lo</text:span><text:span text:style-name="T2">gin]</text:span></text:p>
          </draw:text-box>
        </draw:frame>
        <draw:line draw:style-name="gr8" draw:text-style-name="P5" draw:layer="layout" svg:x1="24.496cm" svg:y1="19.415cm" svg:x2="26.941cm" svg:y2="3.159cm">
          <text:p/>
        </draw:line>
        <draw:line draw:style-name="gr8" draw:text-style-name="P5" draw:layer="layout" svg:x1="24.496cm" svg:y1="3.159cm" svg:x2="26.941cm" svg:y2="19.415cm">
          <text:p/>
        </draw:line>
        <draw:line draw:style-name="gr8" draw:text-style-name="P5" draw:layer="layout" svg:x1="24.495cm" svg:y1="19.416cm" svg:x2="24.495cm" svg:y2="20.591cm">
          <text:p/>
        </draw:line>
        <draw:line draw:style-name="gr8" draw:text-style-name="P5" draw:layer="layout" svg:x1="3.413cm" svg:y1="19.416cm" svg:x2="3.413cm" svg:y2="20.591cm">
          <text:p/>
        </draw:line>
        <draw:line draw:style-name="gr8" draw:text-style-name="P5" draw:layer="layout" svg:x1="1.001cm" svg:y1="19.417cm" svg:x2="3.414cm" svg:y2="20.56cm">
          <text:p/>
        </draw:line>
        <draw:line draw:style-name="gr8" draw:text-style-name="P5" draw:layer="layout" svg:x1="1cm" svg:y1="20.559cm" svg:x2="3.413cm" svg:y2="19.416cm">
          <text:p/>
        </draw:line>
        <draw:line draw:style-name="gr8" draw:text-style-name="P5" draw:layer="layout" svg:x1="24.501cm" svg:y1="20.56cm" svg:x2="26.914cm" svg:y2="19.417cm">
          <text:p/>
        </draw:line>
        <draw:line draw:style-name="gr8" draw:text-style-name="P5" draw:layer="layout" svg:x1="24.502cm" svg:y1="19.418cm" svg:x2="26.915cm" svg:y2="20.561cm">
          <text:p/>
        </draw:line>
        <draw:custom-shape draw:style-name="gr20" draw:text-style-name="P1" draw:layer="layout" svg:width="5.615cm" svg:height="1.143cm" svg:x="6.053cm" svg:y="2.01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.755cm" svg:height="0.645cm" svg:x="7.968cm" svg:y="2.288cm">
          <draw:text-box>
            <text:p><text:span text:style-name="T2">[sear</text:span><text:span text:style-name="T2">ch]</text:span></text:p>
          </draw:text-box>
        </draw:frame>
        <draw:custom-shape draw:style-name="gr32" draw:text-style-name="P1" draw:layer="layout" svg:width="20.828cm" svg:height="13.604cm" svg:x="3.54cm" svg:y="3.28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.573cm" svg:height="0.645cm" svg:x="15.671cm" svg:y="2.29cm">
          <draw:text-box>
            <text:p><text:span text:style-name="T2">[hom</text:span><text:span text:style-name="T2">e]</text:span></text:p>
          </draw:text-box>
        </draw:frame>
        <draw:frame draw:style-name="gr23" draw:text-style-name="P4" draw:layer="layout" svg:width="2.026cm" svg:height="0.645cm" svg:x="16.87cm" svg:y="2.291cm">
          <draw:text-box>
            <text:p><text:span text:style-name="T2">[anal</text:span><text:span text:style-name="T2">yzer]</text:span></text:p>
          </draw:text-box>
        </draw:frame>
        <draw:frame draw:style-name="gr24" draw:text-style-name="P4" draw:layer="layout" svg:width="1.844cm" svg:height="0.645cm" svg:x="18.572cm" svg:y="2.293cm">
          <draw:text-box>
            <text:p><text:span text:style-name="T2">[man</text:span><text:span text:style-name="T2">ual]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5.94cm" svg:height="1.143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6.256cm" svg:x="1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143cm" svg:x="1cm" svg:y="19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016cm" svg:x="1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13.041cm" svg:height="0.962cm" svg:x="1.04cm" svg:y="1.054cm">
          <draw:text-box>
            <text:p><text:span text:style-name="T3">Anal</text:span><text:span text:style-name="T3">yzer </text:span><text:span text:style-name="T3">UI </text:span><text:span text:style-name="T3">(Tab</text:span><text:span text:style-name="T3">le </text:span><text:span text:style-name="T3">Ren</text:span><text:span text:style-name="T3">der </text:span><text:span text:style-name="T3">For</text:span><text:span text:style-name="T3">m </text:span><text:span text:style-name="T3">Dro</text:span><text:span text:style-name="T3">pdo</text:span><text:span text:style-name="T3">wn) </text:span></text:p>
          </draw:text-box>
        </draw:frame>
        <draw:frame draw:style-name="gr16" draw:text-style-name="P4" draw:layer="layout" svg:width="1.357cm" svg:height="0.645cm" svg:x="4.067cm" svg:y="2.287cm">
          <draw:text-box>
            <text:p><text:span text:style-name="T2">[logo]</text:span></text:p>
          </draw:text-box>
        </draw:frame>
        <draw:frame draw:style-name="gr17" draw:text-style-name="P4" draw:layer="layout" svg:width="1.683cm" svg:height="0.645cm" svg:x="1.254cm" svg:y="3.403cm">
          <draw:text-box>
            <text:p><text:span text:style-name="T2">&gt; query</text:span></text:p>
          </draw:text-box>
        </draw:frame>
        <draw:line draw:style-name="gr8" draw:text-style-name="P5" draw:layer="layout" svg:x1="3.413cm" svg:y1="1.762cm" svg:x2="3.413cm" svg:y2="3.159cm">
          <text:p/>
        </draw:line>
        <draw:line draw:style-name="gr8" draw:text-style-name="P5" draw:layer="layout" svg:x1="1cm" svg:y1="3.159cm" svg:x2="3.413cm" svg:y2="2.016cm">
          <text:p/>
        </draw:line>
        <draw:line draw:style-name="gr8" draw:text-style-name="P5" draw:layer="layout" svg:x1="1cm" svg:y1="2.016cm" svg:x2="3.413cm" svg:y2="3.159cm">
          <text:p/>
        </draw:line>
        <draw:line draw:style-name="gr8" draw:text-style-name="P5" draw:layer="layout" svg:x1="6.08cm" svg:y1="1.889cm" svg:x2="6.08cm" svg:y2="3.159cm">
          <text:p/>
        </draw:line>
        <draw:custom-shape draw:style-name="gr9" draw:text-style-name="P1" draw:layer="layout" svg:width="2.445cm" svg:height="16.256cm" svg:x="24.495cm" svg:y="3.159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cm" svg:y1="4.302cm" svg:x2="3.413cm" svg:y2="4.302cm">
          <text:p/>
        </draw:line>
        <draw:frame draw:style-name="gr18" draw:text-style-name="P4" draw:layer="layout" svg:width="1.81cm" svg:height="1.039cm" svg:x="1.254cm" svg:y="4.533cm">
          <draw:text-box>
            <text:p><text:span text:style-name="T2">&gt; graph</text:span></text:p>
            <text:p><text:span text:style-name="T2"><text:s text:c="3"/></text:span><text:span text:style-name="T2">render</text:span></text:p>
          </draw:text-box>
        </draw:frame>
        <draw:line draw:style-name="gr8" draw:text-style-name="P5" draw:layer="layout" svg:x1="3.413cm" svg:y1="5.699cm" svg:x2="1cm" svg:y2="5.699cm">
          <text:p/>
        </draw:line>
        <draw:frame draw:style-name="gr18" draw:text-style-name="P4" draw:layer="layout" svg:width="1.81cm" svg:height="1.039cm" svg:x="1.252cm" svg:y="6.011cm">
          <draw:text-box>
            <text:p><text:span text:style-name="T2">x table</text:span></text:p>
            <text:p><text:span text:style-name="T2"><text:s text:c="3"/></text:span><text:span text:style-name="T2">render</text:span></text:p>
          </draw:text-box>
        </draw:frame>
        <draw:line draw:style-name="gr8" draw:text-style-name="P5" draw:layer="layout" svg:x1="1cm" svg:y1="7.096cm" svg:x2="3.413cm" svg:y2="7.096cm">
          <text:p/>
        </draw:line>
        <draw:line draw:style-name="gr8" draw:text-style-name="P5" draw:layer="layout" svg:x1="24.495cm" svg:y1="3.159cm" svg:x2="24.495cm" svg:y2="1.889cm">
          <text:p/>
        </draw:line>
        <draw:line draw:style-name="gr8" draw:text-style-name="P5" draw:layer="layout" svg:x1="24.527cm" svg:y1="2.016cm" svg:x2="26.94cm" svg:y2="3.159cm">
          <text:p/>
        </draw:line>
        <draw:line draw:style-name="gr8" draw:text-style-name="P5" draw:layer="layout" svg:x1="24.495cm" svg:y1="3.159cm" svg:x2="26.908cm" svg:y2="2.016cm">
          <text:p/>
        </draw:line>
        <draw:line draw:style-name="gr8" draw:text-style-name="P5" draw:layer="layout" svg:x1="20.558cm" svg:y1="2.016cm" svg:x2="20.558cm" svg:y2="3.159cm">
          <text:p/>
        </draw:line>
        <draw:frame draw:style-name="gr19" draw:text-style-name="P4" draw:layer="layout" svg:width="4.028cm" svg:height="0.645cm" svg:x="20.585cm" svg:y="2.297cm">
          <draw:text-box>
            <text:p><text:span text:style-name="T2">[Account options/login]</text:span></text:p>
          </draw:text-box>
        </draw:frame>
        <draw:line draw:style-name="gr8" draw:text-style-name="P5" draw:layer="layout" svg:x1="24.496cm" svg:y1="19.415cm" svg:x2="26.941cm" svg:y2="3.159cm">
          <text:p/>
        </draw:line>
        <draw:line draw:style-name="gr8" draw:text-style-name="P5" draw:layer="layout" svg:x1="24.496cm" svg:y1="3.159cm" svg:x2="26.941cm" svg:y2="19.415cm">
          <text:p/>
        </draw:line>
        <draw:line draw:style-name="gr8" draw:text-style-name="P5" draw:layer="layout" svg:x1="24.495cm" svg:y1="19.416cm" svg:x2="24.495cm" svg:y2="20.591cm">
          <text:p/>
        </draw:line>
        <draw:line draw:style-name="gr8" draw:text-style-name="P5" draw:layer="layout" svg:x1="3.413cm" svg:y1="19.416cm" svg:x2="3.413cm" svg:y2="20.591cm">
          <text:p/>
        </draw:line>
        <draw:line draw:style-name="gr8" draw:text-style-name="P5" draw:layer="layout" svg:x1="1.001cm" svg:y1="19.417cm" svg:x2="3.414cm" svg:y2="20.56cm">
          <text:p/>
        </draw:line>
        <draw:line draw:style-name="gr8" draw:text-style-name="P5" draw:layer="layout" svg:x1="1cm" svg:y1="20.559cm" svg:x2="3.413cm" svg:y2="19.416cm">
          <text:p/>
        </draw:line>
        <draw:line draw:style-name="gr8" draw:text-style-name="P5" draw:layer="layout" svg:x1="24.501cm" svg:y1="20.56cm" svg:x2="26.914cm" svg:y2="19.417cm">
          <text:p/>
        </draw:line>
        <draw:line draw:style-name="gr8" draw:text-style-name="P5" draw:layer="layout" svg:x1="24.502cm" svg:y1="19.418cm" svg:x2="26.915cm" svg:y2="20.561cm">
          <text:p/>
        </draw:line>
        <draw:custom-shape draw:style-name="gr20" draw:text-style-name="P1" draw:layer="layout" svg:width="5.615cm" svg:height="1.143cm" svg:x="6.053cm" svg:y="2.01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.755cm" svg:height="0.645cm" svg:x="7.968cm" svg:y="2.288cm">
          <draw:text-box>
            <text:p><text:span text:style-name="T2">[search]</text:span></text:p>
          </draw:text-box>
        </draw:frame>
        <draw:custom-shape draw:style-name="gr32" draw:text-style-name="P1" draw:layer="layout" svg:width="20.828cm" svg:height="13.604cm" svg:x="3.54cm" svg:y="3.28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.573cm" svg:height="0.645cm" svg:x="15.671cm" svg:y="2.29cm">
          <draw:text-box>
            <text:p><text:span text:style-name="T2">[home]</text:span></text:p>
          </draw:text-box>
        </draw:frame>
        <draw:frame draw:style-name="gr23" draw:text-style-name="P4" draw:layer="layout" svg:width="2.026cm" svg:height="0.645cm" svg:x="16.87cm" svg:y="2.291cm">
          <draw:text-box>
            <text:p><text:span text:style-name="T2">[analyzer]</text:span></text:p>
          </draw:text-box>
        </draw:frame>
        <draw:frame draw:style-name="gr24" draw:text-style-name="P4" draw:layer="layout" svg:width="1.844cm" svg:height="0.645cm" svg:x="18.572cm" svg:y="2.293cm">
          <draw:text-box>
            <text:p><text:span text:style-name="T2">[manual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5:36:16.059701800</meta:creation-date>
    <dc:date>2020-02-23T23:58:54.721436717</dc:date>
    <meta:editing-duration>PT15M38S</meta:editing-duration>
    <meta:editing-cycles>2</meta:editing-cycles>
    <meta:generator>LibreOffice/6.0.7.3$Linux_X86_64 LibreOffice_project/00m0$Build-3</meta:generator>
    <meta:document-statistic meta:object-count="190"/>
  </office:meta>
</office:document-meta>
</file>